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rcos-vorlagen"/>RCOS-Vorlagen<text:bookmark-end text:name="rcos-vorlagen"/></text:h>
      <text:list text:style-name="L1">
        <text:list-item>
          <text:p text:style-name="P1"><text:span text:style-name="T1">Generiert:</text:span> 2026-04-28</text:p>
        </text:list-item>
        <text:list-item>
          <text:p text:style-name="P1"><text:span text:style-name="T1">Quelle (aktuelle Version):</text:span> <text:a xlink:type="simple" xlink:href="https://blueprint.ecohubs.community/de/articles/rcos-templates" office:name=""><text:span text:style-name="Definition"><text:a xlink:type="simple" xlink:href="https://blueprint.ecohubs.community/de/articles/rcos-templates" office:name=""><text:span text:style-name="Definition">https://blueprint.ecohubs.community/de/articles/rcos-templates</text:span></text:a></text:span></text:a></text:p>
        </text:list-item>
      </text:list>
      <text:p text:style-name="First_20_paragraph">Dieses Bündel enthält alle RCOS-Vorlagen, bereit zum Kopieren und Anpassen für eure Gemeinschaft.</text:p>
      <text:p text:style-name="Text_20_body">Jede Vorlage enthält einen Begründungsblock (warum der Abschnitt existiert) und eine Anleitung (wie er ausgefüllt wird).</text:p>
      <text:h text:style-name="Heading_20_2" text:outline-level="2"><text:bookmark-start text:name="vorlagen"/>Vorlagen<text:bookmark-end text:name="vorlagen"/></text:h>
      <text:h text:style-name="Heading_20_3" text:outline-level="3"><text:bookmark-start text:name="layer-0"/>layer-0<text:bookmark-end text:name="layer-0"/></text:h>
      <text:list text:style-name="L2">
        <text:list-item>
          <text:p text:style-name="P2"><text:a xlink:type="simple" xlink:href="../layer-0/identity-constraints-register.md" office:name=""><text:span text:style-name="Definition">Register der Identitätsbeschränkungen</text:span></text:a></text:p>
        </text:list-item>
        <text:list-item>
          <text:p text:style-name="P2"><text:a xlink:type="simple" xlink:href="../layer-0/invariants-register.md" office:name=""><text:span text:style-name="Definition">Invariantenregister</text:span></text:a></text:p>
        </text:list-item>
        <text:list-item>
          <text:p text:style-name="P2"><text:a xlink:type="simple" xlink:href="../layer-0/purpose-charter.md" office:name=""><text:span text:style-name="Definition">Zweckcharta</text:span></text:a></text:p>
        </text:list-item>
        <text:list-item>
          <text:p text:style-name="P2"><text:a xlink:type="simple" xlink:href="../layer-0/scope-declaration.md" office:name=""><text:span text:style-name="Definition">Geltungsbereichserklärung</text:span></text:a></text:p>
        </text:list-item>
      </text:list>
      <text:h text:style-name="Heading_20_3" text:outline-level="3"><text:bookmark-start text:name="layer-1"/>layer-1<text:bookmark-end text:name="layer-1"/></text:h>
      <text:list text:style-name="L3">
        <text:list-item>
          <text:p text:style-name="P3"><text:a xlink:type="simple" xlink:href="../layer-1/exit-protocol.md" office:name=""><text:span text:style-name="Definition">Austritts- &amp; Trennungsprotokoll</text:span></text:a></text:p>
        </text:list-item>
        <text:list-item>
          <text:p text:style-name="P3"><text:a xlink:type="simple" xlink:href="../layer-1/membership-agreement.md" office:name=""><text:span text:style-name="Definition">Mitgliedschaftsvereinbarung</text:span></text:a></text:p>
        </text:list-item>
        <text:list-item>
          <text:p text:style-name="P3"><text:a xlink:type="simple" xlink:href="../layer-1/membership-state-registry.md" office:name=""><text:span text:style-name="Definition">Mitgliedschaftsstatus-Register</text:span></text:a></text:p>
        </text:list-item>
        <text:list-item>
          <text:p text:style-name="P3"><text:a xlink:type="simple" xlink:href="../layer-1/onboarding-protocol.md" office:name=""><text:span text:style-name="Definition">Onboarding-Protokoll</text:span></text:a></text:p>
        </text:list-item>
      </text:list>
      <text:h text:style-name="Heading_20_3" text:outline-level="3"><text:bookmark-start text:name="layer-2"/>layer-2<text:bookmark-end text:name="layer-2"/></text:h>
      <text:list text:style-name="L4">
        <text:list-item>
          <text:p text:style-name="P4"><text:a xlink:type="simple" xlink:href="../layer-2/authority-registry.md" office:name=""><text:span text:style-name="Definition">Autoritätenregister</text:span></text:a></text:p>
        </text:list-item>
        <text:list-item>
          <text:p text:style-name="P4"><text:a xlink:type="simple" xlink:href="../layer-2/decision-matrix.md" office:name=""><text:span text:style-name="Definition">Entscheidungsmatrix</text:span></text:a></text:p>
        </text:list-item>
        <text:list-item>
          <text:p text:style-name="P4"><text:a xlink:type="simple" xlink:href="../layer-2/governance-protocol.md" office:name=""><text:span text:style-name="Definition">Governance-Protokoll</text:span></text:a></text:p>
        </text:list-item>
      </text:list>
      <text:h text:style-name="Heading_20_3" text:outline-level="3"><text:bookmark-start text:name="layer-3"/>layer-3<text:bookmark-end text:name="layer-3"/></text:h>
      <text:list text:style-name="L5">
        <text:list-item>
          <text:p text:style-name="P5"><text:a xlink:type="simple" xlink:href="../layer-3/internal-economy-protocol.md" office:name=""><text:span text:style-name="Definition">Protokoll für die interne Wirtschaft</text:span></text:a></text:p>
        </text:list-item>
        <text:list-item>
          <text:p text:style-name="P5"><text:a xlink:type="simple" xlink:href="../layer-3/treasury-ruleset.md" office:name=""><text:span text:style-name="Definition">Kassensatzung</text:span></text:a></text:p>
        </text:list-item>
      </text:list>
      <text:h text:style-name="Heading_20_3" text:outline-level="3"><text:bookmark-start text:name="layer-4"/>layer-4<text:bookmark-end text:name="layer-4"/></text:h>
      <text:list text:style-name="L6">
        <text:list-item>
          <text:p text:style-name="P6"><text:a xlink:type="simple" xlink:href="../layer-4/accountability-protocol.md" office:name=""><text:span text:style-name="Definition">Rechenschaftsprotokoll</text:span></text:a></text:p>
        </text:list-item>
        <text:list-item>
          <text:p text:style-name="P6"><text:a xlink:type="simple" xlink:href="../layer-4/conflict-resolution-ladder.md" office:name=""><text:span text:style-name="Definition">Konfliktlösungsleiter</text:span></text:a></text:p>
        </text:list-item>
      </text:list>
      <text:h text:style-name="Heading_20_3" text:outline-level="3"><text:bookmark-start text:name="layer-5"/>layer-5<text:bookmark-end text:name="layer-5"/></text:h>
      <text:list text:style-name="L7">
        <text:list-item>
          <text:p text:style-name="P7"><text:a xlink:type="simple" xlink:href="../layer-5/meeting-templates.md" office:name=""><text:span text:style-name="Definition">Sitzungsvorlagen</text:span></text:a></text:p>
        </text:list-item>
        <text:list-item>
          <text:p text:style-name="P7"><text:a xlink:type="simple" xlink:href="../layer-5/operations-manual.md" office:name=""><text:span text:style-name="Definition">Betriebshandbuch</text:span></text:a></text:p>
        </text:list-item>
        <text:list-item>
          <text:p text:style-name="P7"><text:a xlink:type="simple" xlink:href="../layer-5/role-registry.md" office:name=""><text:span text:style-name="Definition">Rollenverzeichnis</text:span></text:a></text:p>
        </text:list-item>
      </text:list>
      <text:h text:style-name="Heading_20_3" text:outline-level="3"><text:bookmark-start text:name="layer-6"/>layer-6<text:bookmark-end text:name="layer-6"/></text:h>
      <text:list text:style-name="L8">
        <text:list-item>
          <text:p text:style-name="P8"><text:a xlink:type="simple" xlink:href="../layer-6/change-protocol.md" office:name=""><text:span text:style-name="Definition">Änderungsprotokoll</text:span></text:a></text:p>
        </text:list-item>
        <text:list-item>
          <text:p text:style-name="P8"><text:a xlink:type="simple" xlink:href="../layer-6/experiment-template.md" office:name=""><text:span text:style-name="Definition">Experiment-Vorlage</text:span></text:a></text:p>
        </text:list-item>
        <text:list-item>
          <text:p text:style-name="P8"><text:a xlink:type="simple" xlink:href="../layer-6/learning-log.md" office:name=""><text:span text:style-name="Definition">Lernprotokoll</text:span></text:a></text:p>
        </text:list-item>
        <text:list-item>
          <text:p text:style-name="P8"><text:a xlink:type="simple" xlink:href="../layer-6/version-history.md" office:name=""><text:span text:style-name="Definition">Versionshistori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4:02:48Z</meta:creation-date>
    <dc:date>2026-04-28T04:02:48Z</dc:date>
    <meta:user-defined meta:name="title-meta" meta:value-type="string">RCOS-Vorlagen</meta:user-defined>
  </office:meta>
</office:document-meta>
</file>